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e9e629">
      <style:table-column-properties style:column-width="5.1cm"/>
      <style:paragraph-properties fo:text-align="center"/>
    </style:style>
    <style:style style:family="table-row" style:name="a16536d">
      <style:table-row-properties style:row-height="0.5cm"/>
      <style:paragraph-properties fo:text-align="center"/>
    </style:style>
    <style:style style:family="table-cell" style:name="a75aebb">
      <style:paragraph-properties fo:text-align="center"/>
      <style:text-properties fo:font-weight="bold" style:font-weight-asian="bold" style:font-weight-complex="bold"/>
    </style:style>
    <style:style style:family="table-cell" style:name="a5ccc89">
      <style:paragraph-properties fo:text-align="center"/>
    </style:style>
    <style:style style:data-style-name="stringStyleCell" style:family="table-cell" style:name="ab793d1">
      <style:paragraph-properties fo:text-align="center"/>
    </style:style>
  </office:automatic-styles>
  <office:body>
    <office:spreadsheet>
      <table:table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row table:style-name="a16536d">
          <table:table-cell office:string-value="Pair Id" office:value-type="string" table:style-name="a75aebb">
            <text:p>Pair Id</text:p>
          </table:table-cell>
          <table:table-cell office:string-value="IC&lt;randoop&gt;" office:value-type="string" table:style-name="a75aebb">
            <text:p>IC&lt;randoop&gt;</text:p>
          </table:table-cell>
          <table:table-cell office:string-value="EIC&lt;randoop&gt;" office:value-type="string" table:style-name="a75aebb">
            <text:p>EIC&lt;randoop&gt;</text:p>
          </table:table-cell>
          <table:table-cell office:string-value="IC&lt;evosuite&gt;" office:value-type="string" table:style-name="a75aebb">
            <text:p>IC&lt;evosuite&gt;</text:p>
          </table:table-cell>
          <table:table-cell office:string-value="EIC&lt;evosuite&gt;" office:value-type="string" table:style-name="a75aebb">
            <text:p>EIC&lt;evosuite&gt;</text:p>
          </table:table-cell>
          <table:table-cell office:string-value="Expected ?" office:value-type="string" table:style-name="a75aebb">
            <text:p>Expected ?</text:p>
          </table:table-cell>
        </table:table-row>
        <table:table-row table:style-name="a16536d">
          <table:table-cell office:string-value="branch25.0" office:value-type="string" table:style-name="a5ccc89">
            <text:p>branch25.0</text:p>
          </table:table-cell>
          <table:table-cell office:string-value="Non-Refinement" office:value-type="string" table:style-name="a5ccc89">
            <text:p>Non-Refinement</text:p>
          </table:table-cell>
          <table:table-cell office:string-value="Refinement" office:value-type="string" table:style-name="a5ccc89">
            <text:p>Refinement</text:p>
          </table:table-cell>
          <table:table-cell office:string-value="Non-Refinement" office:value-type="string" table:style-name="a5ccc89">
            <text:p>Non-Refinement</text:p>
          </table:table-cell>
          <table:table-cell office:string-value="Refinement" office:value-type="string" table:style-name="a5ccc89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column table:default-cell-style-name="ab793d1" table:style-name="ae9e629"/>
        <table:table-row table:style-name="a16536d">
          <table:table-cell office:string-value="Pair Id" office:value-type="string" table:style-name="a75aebb">
            <text:p>Pair Id</text:p>
          </table:table-cell>
          <table:table-cell office:string-value="IC&lt;randoop&gt;" office:value-type="string" table:style-name="a75aebb">
            <text:p>IC&lt;randoop&gt;</text:p>
          </table:table-cell>
          <table:table-cell office:string-value="EIC&lt;randoop&gt;" office:value-type="string" table:style-name="a75aebb">
            <text:p>EIC&lt;randoop&gt;</text:p>
          </table:table-cell>
          <table:table-cell office:string-value="IC&lt;evosuite&gt;" office:value-type="string" table:style-name="a75aebb">
            <text:p>IC&lt;evosuite&gt;</text:p>
          </table:table-cell>
          <table:table-cell office:string-value="EIC&lt;evosuite&gt;" office:value-type="string" table:style-name="a75aebb">
            <text:p>EIC&lt;evosuite&gt;</text:p>
          </table:table-cell>
        </table:table-row>
        <table:table-row table:style-name="a16536d">
          <table:table-cell office:string-value="branch25.0" office:value-type="string" table:style-name="a5ccc89">
            <text:p>branch25.0</text:p>
          </table:table-cell>
          <table:table-cell office:string-value="216" office:value-type="string" table:style-name="a5ccc89">
            <text:p>216</text:p>
          </table:table-cell>
          <table:table-cell office:string-value="259" office:value-type="string" table:style-name="a5ccc89">
            <text:p>259</text:p>
          </table:table-cell>
          <table:table-cell office:string-value="303" office:value-type="string" table:style-name="a5ccc89">
            <text:p>303</text:p>
          </table:table-cell>
          <table:table-cell office:string-value="815" office:value-type="string" table:style-name="a5ccc89">
            <text:p>815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293" office:value-type="string" table:style-name="">
            <text:p>293</text:p>
          </table:table-cell>
          <table:table-cell office:string-value="334" office:value-type="string" table:style-name="">
            <text:p>334</text:p>
          </table:table-cell>
          <table:table-cell office:string-value="353" office:value-type="string" table:style-name="">
            <text:p>353</text:p>
          </table:table-cell>
          <table:table-cell office:string-value="442" office:value-type="string" table:style-name="">
            <text:p>442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114" office:value-type="string" table:style-name="">
            <text:p>114</text:p>
          </table:table-cell>
          <table:table-cell office:string-value="288" office:value-type="string" table:style-name="">
            <text:p>288</text:p>
          </table:table-cell>
          <table:table-cell office:string-value="153" office:value-type="string" table:style-name="">
            <text:p>153</text:p>
          </table:table-cell>
          <table:table-cell office:string-value="504" office:value-type="string" table:style-name="">
            <text:p>504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303" office:value-type="string" table:style-name="">
            <text:p>303</text:p>
          </table:table-cell>
          <table:table-cell office:string-value="346" office:value-type="string" table:style-name="">
            <text:p>346</text:p>
          </table:table-cell>
          <table:table-cell office:string-value="323" office:value-type="string" table:style-name="">
            <text:p>323</text:p>
          </table:table-cell>
          <table:table-cell office:string-value="379" office:value-type="string" table:style-name="">
            <text:p>379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1140" office:value-type="string" table:style-name="">
            <text:p>1140</text:p>
          </table:table-cell>
          <table:table-cell office:string-value="262" office:value-type="string" table:style-name="">
            <text:p>262</text:p>
          </table:table-cell>
          <table:table-cell office:string-value="169" office:value-type="string" table:style-name="">
            <text:p>169</text:p>
          </table:table-cell>
          <table:table-cell office:string-value="474" office:value-type="string" table:style-name="">
            <text:p>474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201" office:value-type="string" table:style-name="">
            <text:p>201</text:p>
          </table:table-cell>
          <table:table-cell office:string-value="187" office:value-type="string" table:style-name="">
            <text:p>187</text:p>
          </table:table-cell>
          <table:table-cell office:string-value="235" office:value-type="string" table:style-name="">
            <text:p>235</text:p>
          </table:table-cell>
          <table:table-cell office:string-value="319" office:value-type="string" table:style-name="">
            <text:p>319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130" office:value-type="string" table:style-name="">
            <text:p>130</text:p>
          </table:table-cell>
          <table:table-cell office:string-value="303" office:value-type="string" table:style-name="">
            <text:p>303</text:p>
          </table:table-cell>
          <table:table-cell office:string-value="176" office:value-type="string" table:style-name="">
            <text:p>176</text:p>
          </table:table-cell>
          <table:table-cell office:string-value="517" office:value-type="string" table:style-name="">
            <text:p>517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263" office:value-type="string" table:style-name="">
            <text:p>263</text:p>
          </table:table-cell>
          <table:table-cell office:string-value="270" office:value-type="string" table:style-name="">
            <text:p>270</text:p>
          </table:table-cell>
          <table:table-cell office:string-value="290" office:value-type="string" table:style-name="">
            <text:p>290</text:p>
          </table:table-cell>
          <table:table-cell office:string-value="378" office:value-type="string" table:style-name="">
            <text:p>378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